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 Condensed" fo:font-size="8pt" officeooo:rsid="0005b72a" officeooo:paragraph-rsid="00095dd2" style:font-size-asian="8pt" style:font-size-complex="8pt"/>
    </style:style>
    <style:style style:name="P2" style:family="paragraph" style:parent-style-name="Standard">
      <loext:graphic-properties draw:fill="none"/>
      <style:paragraph-properties fo:margin-left="0.6866in" fo:margin-right="0in" fo:text-indent="0in" style:auto-text-indent="false" fo:background-color="transparent"/>
      <style:text-properties style:font-name="DejaVu Sans Condensed" fo:font-size="8pt" officeooo:rsid="0005b72a" officeooo:paragraph-rsid="00095dd2" style:font-size-asian="8pt" style:font-size-complex="8pt"/>
    </style:style>
    <style:style style:name="P3" style:family="paragraph" style:parent-style-name="Standard">
      <loext:graphic-properties draw:fill="none"/>
      <style:paragraph-properties fo:margin-left="0.6866in" fo:margin-right="0in" fo:text-indent="0in" style:auto-text-indent="false" fo:background-color="transparent"/>
      <style:text-properties style:font-name="DejaVu Sans Condensed" fo:font-size="8pt" officeooo:rsid="0005b72a" officeooo:paragraph-rsid="0005b72a" style:font-size-asian="8pt" style:font-size-complex="8pt"/>
    </style:style>
    <style:style style:name="P4" style:family="paragraph" style:parent-style-name="Standard" style:master-page-name="">
      <loext:graphic-properties draw:fill="none"/>
      <style:paragraph-properties fo:margin-left="0.6866in" fo:margin-right="0in" fo:text-indent="0in" style:auto-text-indent="false" style:page-number="auto" fo:background-color="transparent"/>
      <style:text-properties style:font-name="DejaVu Sans Condensed" fo:font-size="8pt" officeooo:rsid="0005b72a" officeooo:paragraph-rsid="00095dd2" style:font-size-asian="8pt" style:font-size-complex="8pt"/>
    </style:style>
    <style:style style:name="P5" style:family="paragraph" style:parent-style-name="Standard" style:master-page-name="">
      <loext:graphic-properties draw:fill="none"/>
      <style:paragraph-properties fo:margin-left="0.6866in" fo:margin-right="0in" fo:text-indent="0in" style:auto-text-indent="false" style:page-number="auto" fo:background-color="transparent"/>
      <style:text-properties style:font-name="DejaVu Sans Condensed" fo:font-size="8pt" officeooo:rsid="0005b72a" officeooo:paragraph-rsid="0005b72a" style:font-size-asian="8pt" style:font-size-complex="8pt"/>
    </style:style>
    <style:style style:name="P6" style:family="paragraph">
      <style:text-properties fo:color="#21409a"/>
    </style:style>
    <style:style style:name="P7" style:family="paragraph">
      <loext:graphic-properties draw:fill="none" draw:fill-color="#ffffff"/>
      <style:text-properties fo:color="#21409a" style:font-name="DejaVu Sans" fo:font-size="28pt" style:font-size-asian="28pt" style:font-size-complex="28pt"/>
    </style:style>
    <style:style style:name="T1" style:family="text">
      <style:text-properties officeooo:rsid="00095dd2"/>
    </style:style>
    <style:style style:name="T2" style:family="text">
      <style:text-properties officeooo:rsid="000c4e5b"/>
    </style:style>
    <style:style style:name="T3" style:family="text">
      <style:text-properties fo:color="#21409a" style:font-name="DejaVu Sans" fo:font-size="28pt" style:font-size-asian="28pt" style:font-size-complex="28pt"/>
    </style:style>
    <style:style style:name="gr1" style:family="graphic">
      <style:graphic-properties draw:stroke="none" svg:stroke-color="#000000" draw:fill="none" draw:fill-color="#ffffff" fo:min-height="0.4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text:anchor-type="paragraph" draw:z-index="0" draw:name="Shape1" draw:style-name="gr1" draw:text-style-name="P7" svg:width="0.3996in" svg:height="0.4539in" svg:x="0.2764in" svg:y="-0.0382in"><draw:text-box><text:p text:style-name="P6"><text:span text:style-name="T3">①</text:span></text:p></draw:text-box></draw:frame><text:s text:c="5"/><text:span text:style-name="T1">Wi-Fi</text:span>: student-robot1</text:p>
      <text:p text:style-name="P3">Host: student-robot1.<text:span text:style-name="T2">home</text:span></text:p>
      <text:p text:style-name="P3"><text:s text:c="15"/>User: pi</text:p>
      <text:p text:style-name="P3"/>
      <text:p text:style-name="P3"/>
      <text:p text:style-name="P4"><draw:frame text:anchor-type="paragraph" draw:z-index="1" draw:name="Shape1" draw:style-name="gr1" draw:text-style-name="P7" svg:width="0.3996in" svg:height="0.4539in" svg:x="0.2764in" svg:y="-0.0382in"><draw:text-box><text:p text:style-name="P6"><text:span text:style-name="T3">②</text:span></text:p></draw:text-box></draw:frame><text:s text:c="5"/><text:span text:style-name="T1">Wi-Fi</text:span>: student-robot<text:span text:style-name="T1">2</text:span></text:p>
      <text:p text:style-name="P2">Host: student-robot<text:span text:style-name="T1">2</text:span>.<text:span text:style-name="T2">home</text:span></text:p>
      <text:p text:style-name="P2"><text:s text:c="15"/>User: pi</text:p>
      <text:p text:style-name="P2"/>
      <text:p text:style-name="P2"/>
      <text:p text:style-name="P4"><draw:frame text:anchor-type="paragraph" draw:z-index="2" draw:name="Shape1" draw:style-name="gr1" draw:text-style-name="P7" svg:width="0.3996in" svg:height="0.4539in" svg:x="0.2764in" svg:y="-0.0382in"><draw:text-box><text:p text:style-name="P6"><text:span text:style-name="T3">③</text:span></text:p></draw:text-box></draw:frame><text:s text:c="5"/><text:span text:style-name="T1">Wi-Fi</text:span>: student-robot<text:span text:style-name="T1">3</text:span></text:p>
      <text:p text:style-name="P2">Host: student-robot<text:span text:style-name="T1">3</text:span>.<text:span text:style-name="T2">home</text:span></text:p>
      <text:p text:style-name="P2"><text:s text:c="15"/>User: pi</text:p>
      <text:p text:style-name="P2"/>
      <text:p text:style-name="P2"/>
      <text:p text:style-name="P4"><draw:frame text:anchor-type="paragraph" draw:z-index="3" draw:name="Shape1" draw:style-name="gr1" draw:text-style-name="P7" svg:width="0.3996in" svg:height="0.4539in" svg:x="0.2764in" svg:y="-0.0382in"><draw:text-box><text:p text:style-name="P6"><text:span text:style-name="T3">④</text:span></text:p></draw:text-box></draw:frame><text:s text:c="5"/><text:span text:style-name="T1">Wi-Fi</text:span>: student-robot<text:span text:style-name="T1">4</text:span></text:p>
      <text:p text:style-name="P2">Host: student-robot<text:span text:style-name="T1">4</text:span>.<text:span text:style-name="T2">home</text:span></text:p>
      <text:p text:style-name="P2"><text:s text:c="15"/>User: pi</text:p>
      <text:p text:style-name="P2"/>
      <text:p text:style-name="P2"/>
      <text:p text:style-name="P4"><draw:frame text:anchor-type="paragraph" draw:z-index="4" draw:name="Shape1" draw:style-name="gr1" draw:text-style-name="P7" svg:width="0.3996in" svg:height="0.4539in" svg:x="0.2764in" svg:y="-0.0382in"><draw:text-box><text:p text:style-name="P6"><text:span text:style-name="T3">⑤</text:span></text:p></draw:text-box></draw:frame><text:s text:c="5"/><text:span text:style-name="T1">Wi-Fi</text:span>: student-robot<text:span text:style-name="T1">5</text:span></text:p>
      <text:p text:style-name="P2">Host: student-robot<text:span text:style-name="T1">5</text:span>.<text:span text:style-name="T2">home</text:span></text:p>
      <text:p text:style-name="P2"><text:s text:c="15"/>User: pi</text:p>
      <text:p text:style-name="P2"/>
      <text:p text:style-name="P2"/>
      <text:p text:style-name="P4"><draw:frame text:anchor-type="paragraph" draw:z-index="5" draw:name="Shape1" draw:style-name="gr1" draw:text-style-name="P7" svg:width="0.3996in" svg:height="0.4539in" svg:x="0.2764in" svg:y="-0.0382in"><draw:text-box><text:p text:style-name="P6"><text:span text:style-name="T3">⑥</text:span></text:p></draw:text-box></draw:frame><text:s text:c="5"/><text:span text:style-name="T1">Wi-Fi</text:span>: student-robot<text:span text:style-name="T1">6</text:span></text:p>
      <text:p text:style-name="P2">Host: student-robot<text:span text:style-name="T1">6</text:span>.<text:span text:style-name="T2">home</text:span></text:p>
      <text:p text:style-name="P2"><text:s text:c="15"/>User: p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4:51:17.083000000</meta:creation-date>
    <meta:print-date>2018-08-18T15:36:22.044000000</meta:print-date>
    <dc:date>2018-08-23T08:20:50.141000000</dc:date>
    <meta:editing-duration>PT19M13S</meta:editing-duration>
    <meta:editing-cycles>4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8" meta:word-count="36" meta:character-count="444" meta:non-whitespace-character-count="306"/>
  </office:meta>
</office:document-meta>
</file>